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3665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1738c" officeooo:paragraph-rsid="002173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134bd" officeooo:paragraph-rsid="003134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5c9d0" officeooo:paragraph-rsid="0025c9d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322853" officeooo:paragraph-rsid="00345fe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1738c" officeooo:paragraph-rsid="00345fe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cc82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cc82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officeooo:paragraph-rsid="00232ff9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officeooo:paragraph-rsid="003cc82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21738c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223665" officeooo:paragraph-rsid="00223665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23665" officeooo:paragraph-rsid="00223665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27b9c" officeooo:paragraph-rsid="00227b9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27b9c" officeooo:paragraph-rsid="00227b9c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27b9c" officeooo:paragraph-rsid="00227b9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1738c" officeooo:paragraph-rsid="0021738c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1738c" officeooo:paragraph-rsid="00227b9c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22853" officeooo:paragraph-rsid="00322853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232ff9" officeooo:paragraph-rsid="00232ff9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25bb33" officeooo:paragraph-rsid="002d6ba2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b629e" officeooo:paragraph-rsid="0025c9d0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5c9d0" officeooo:paragraph-rsid="002b629e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1" officeooo:rsid="00227b9c" officeooo:paragraph-rsid="00227b9c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227b9c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1738c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227b9c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3f7825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232ff9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2d4468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2d6ba2"/>
    </style:style>
    <style:style style:name="P36" style:family="paragraph" style:parent-style-name="Standard" style:list-style-name="L6">
      <style:paragraph-properties fo:text-align="start" style:justify-single-word="false"/>
      <style:text-properties officeooo:paragraph-rsid="003f7825"/>
    </style:style>
    <style:style style:name="P37" style:family="paragraph" style:parent-style-name="Standard" style:list-style-name="L8">
      <style:paragraph-properties fo:text-align="start" style:justify-single-word="false"/>
      <style:text-properties officeooo:paragraph-rsid="003f7825"/>
    </style:style>
    <style:style style:name="P38" style:family="paragraph" style:parent-style-name="Standard" style:list-style-name="L9">
      <style:paragraph-properties fo:text-align="start" style:justify-single-word="false"/>
      <style:text-properties officeooo:paragraph-rsid="003f7825"/>
    </style:style>
    <style:style style:name="P39" style:family="paragraph" style:parent-style-name="Standard" style:list-style-name="L5">
      <style:paragraph-properties fo:text-align="start" style:justify-single-word="false"/>
      <style:text-properties officeooo:rsid="003adecb" officeooo:paragraph-rsid="003adecb"/>
    </style:style>
    <style:style style:name="T1" style:family="text">
      <style:text-properties style:font-name="DejaVu Sans Condensed1"/>
    </style:style>
    <style:style style:name="T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21738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23665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27b9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32ff9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4e3d8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52f18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25bb33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25c9d0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29529d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2bc3da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2d4468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2d6ba2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2f5853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6519d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9a462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2b629e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22853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adecb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3f7825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bold" officeooo:rsid="00227b9c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1738c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32ff9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5bb3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2d4468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2d6ba2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f5853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6b117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84341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75370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37ac1c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b629e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252f18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adecb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e591b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0f3cb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weight="bold" officeooo:rsid="00227b9c" style:font-weight-asian="bold" style:font-weight-complex="bold"/>
    </style:style>
    <style:style style:name="T39" style:family="text">
      <style:text-properties style:font-name="DejaVu Sans Condensed1" officeooo:rsid="00227b9c"/>
    </style:style>
    <style:style style:name="T40" style:family="text">
      <style:text-properties style:font-name="DejaVu Sans Condensed1" officeooo:rsid="00223665"/>
    </style:style>
    <style:style style:name="T41" style:family="text">
      <style:text-properties style:font-name="DejaVu Sans Condensed1" officeooo:rsid="00313c6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23665" style:font-weight-asian="bold" style:font-weight-complex="bold"/>
    </style:style>
    <style:style style:name="T44" style:family="text">
      <style:text-properties fo:font-weight="bold" officeooo:rsid="00227b9c" style:font-weight-asian="bold" style:font-weight-complex="bold"/>
    </style:style>
    <style:style style:name="T45" style:family="text">
      <style:text-properties fo:font-weight="bold" officeooo:rsid="002bc3da" style:font-weight-asian="bold" style:font-weight-complex="bold"/>
    </style:style>
    <style:style style:name="T46" style:family="text">
      <style:text-properties fo:font-weight="bold" officeooo:rsid="002cc28f" style:font-weight-asian="bold" style:font-weight-complex="bold"/>
    </style:style>
    <style:style style:name="T47" style:family="text">
      <style:text-properties fo:font-weight="bold" officeooo:rsid="00322853" style:font-weight-asian="bold" style:font-weight-complex="bold"/>
    </style:style>
    <style:style style:name="T48" style:family="text">
      <style:text-properties officeooo:rsid="00223665"/>
    </style:style>
    <style:style style:name="T49" style:family="text">
      <style:text-properties officeooo:rsid="00227b9c"/>
    </style:style>
    <style:style style:name="T50" style:family="text">
      <style:text-properties officeooo:rsid="0029be89"/>
    </style:style>
    <style:style style:name="T51" style:family="text">
      <style:text-properties officeooo:rsid="002b629e"/>
    </style:style>
    <style:style style:name="T52" style:family="text">
      <style:text-properties officeooo:rsid="002bc3da"/>
    </style:style>
    <style:style style:name="T53" style:family="text">
      <style:text-properties officeooo:rsid="002cc28f"/>
    </style:style>
    <style:style style:name="T54" style:family="text">
      <style:text-properties officeooo:rsid="00313c6c"/>
    </style:style>
    <style:style style:name="T55" style:family="text">
      <style:text-properties officeooo:rsid="00322853"/>
    </style:style>
    <style:style style:name="T56" style:family="text">
      <style:text-properties style:font-name="DejaVu Sans Condensed" officeooo:rsid="00345fe5" style:font-name-asian="DejaVu Sans Condensed" style:font-name-complex="DejaVu Sans Condensed"/>
    </style:style>
    <style:style style:name="T57" style:family="text">
      <style:text-properties officeooo:rsid="00351956"/>
    </style:style>
    <style:style style:name="T5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1">1<text:span text:style-name="T58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C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4"><text:span text:style-name="T31">5</text:span><text:span text:style-name="T32">0</text:span><text:span text:style-name="T37">6</text:span><text:span text:style-name="T30"> - </text:span><text:span text:style-name="T29">A/G - </text:span><text:span text:style-name="T24">AGM-65 Mavericks</text:span></text:p>
      <text:p text:style-name="P2"/>
      <text:p text:style-name="P7"><text:span text:style-name="T42">Master Arm</text:span> ... <text:span text:style-name="T42">ON</text:span></text:p>
      <text:p text:style-name="P7"><text:span text:style-name="T42">Master Mode</text:span> ... <text:span text:style-name="T42">A/G</text:span></text:p>
      <text:p text:style-name="P5"/>
      <text:p text:style-name="P6">Once powered on, missiles have 1 hour in standby mode or 30 minutes showing video, then must be powered off for 2 hours. <text:s/>Use the auto power on feature to turn missiles on automatically after passing a steerpoint.</text:p>
      <text:p text:style-name="P5"/>
      <text:p text:style-name="P1">Mavericks without TPOD</text:p>
      <text:p text:style-name="P10">VIS mode - <text:span text:style-name="T55">visual targeting f</text:span><text:span text:style-name="T56">‌</text:span><text:span text:style-name="T55">irst through the HUD, then f</text:span><text:span text:style-name="T56">‌</text:span><text:span text:style-name="T55">inal adjustment in the seeker itself</text:span>:</text:p>
      <text:list xml:id="list3422251850" text:style-name="L1">
        <text:list-item>
          <text:p text:style-name="P15"><text:span text:style-name="T49">On right MFD, go to </text:span><text:span text:style-name="T44">SMS</text:span><text:span text:style-name="T49"> page, s</text:span>elect Mavericks, <text:span text:style-name="T48">set </text:span><text:span text:style-name="T42">VIS</text:span> mode <text:span text:style-name="T49">(default)</text:span>, <text:span text:style-name="T48">set SOI to </text:span><text:span text:style-name="T42">HUD</text:span>.</text:p>
        </text:list-item>
        <text:list-item>
          <text:p text:style-name="P29"><text:span text:style-name="T39">On left MFD, go to </text:span><text:span text:style-name="T38">WPN</text:span><text:span text:style-name="T39"> page, </text:span><text:span text:style-name="T41">but don't set it as SOI.</text:span></text:p>
        </text:list-item>
      </text:list>
      <text:list text:style-name="L2">
        <text:list-item>
          <text:list>
            <text:list-item>
              <text:p text:style-name="P16">Don't set SOI to anything else during this process.</text:p>
            </text:list-item>
            <text:list-item>
              <text:p text:style-name="P17">Press <text:span text:style-name="T42">TMS left</text:span> to <text:span text:style-name="T49">toggle </text:span><text:span text:style-name="T44">white/black</text:span><text:span text:style-name="T49">.</text:span></text:p>
            </text:list-item>
            <text:list-item>
              <text:p text:style-name="P18">Press <text:span text:style-name="T42">Pinky Button</text:span> to toggle <text:span text:style-name="T42">FOV</text:span> (only after ground-lock). <text:s/><text:span text:style-name="T54">Uncage button may also toggle FOV??</text:span></text:p>
            </text:list-item>
          </text:list>
        </text:list-item>
      </text:list>
      <text:list xml:id="list195122299092463" text:continue-list="list3422251850" text:style-name="L1">
        <text:list-item>
          <text:p text:style-name="P21">Press <text:span text:style-name="T42">TMS down</text:span><text:span text:style-name="T48"> </text:span>to slave <text:span text:style-name="T49">target </text:span>designator box to VV <text:span text:style-name="T49">at any time.</text:span></text:p>
        </text:list-item>
        <text:list-item>
          <text:p text:style-name="P30"><text:span text:style-name="T5">Use</text:span><text:span text:style-name="T3"> </text:span><text:span text:style-name="T22">M</text:span><text:span text:style-name="T23">inistick</text:span><text:span text:style-name="T3"> to </text:span><text:span text:style-name="T5">slew </text:span><text:span text:style-name="T12">square </text:span><text:span text:style-name="T4">designator </text:span><text:span text:style-name="T3">box </text:span><text:span text:style-name="T12">on HUD </text:span><text:span text:style-name="T4">near</text:span><text:span text:style-name="T3"> target.</text:span></text:p>
        </text:list-item>
        <text:list-item>
          <text:p text:style-name="P30"><text:span text:style-name="T3">Press </text:span><text:span text:style-name="T23">TMS up</text:span><text:span text:style-name="T3"> to ground-lock </text:span><text:span text:style-name="T4">the designator box</text:span><text:span text:style-name="T3"> and start slewing </text:span><text:span text:style-name="T4">the Maverick</text:span><text:span text:style-name="T3"> seeker </text:span><text:span text:style-name="T12">on HUD (circle)</text:span><text:span text:style-name="T3">.</text:span></text:p>
        </text:list-item>
        <text:list-item>
          <text:p text:style-name="P21"><text:span text:style-name="T48">P</text:span>ress <text:span text:style-name="T42">TMS up</text:span> again to attempt <text:span text:style-name="T48">Maverick</text:span> lock.</text:p>
        </text:list-item>
        <text:list-item>
          <text:p text:style-name="P21"><text:span text:style-name="T48">I</text:span>f lock fails, <text:span text:style-name="T48">center crosshairs on MFD will disappe</text:span><text:span text:style-name="T57">a</text:span><text:span text:style-name="T48">r. <text:s/>H</text:span>old <text:span text:style-name="T42">TMS up</text:span> to show crosshair<text:span text:style-name="T48">s and slew while holding, missile will attempt to re-lock when you let go of </text:span><text:span text:style-name="T43">TMS u</text:span><text:span text:style-name="T45">p</text:span>.</text:p>
        </text:list-item>
        <text:list-item>
          <text:p text:style-name="P19">When missile is locked <text:span text:style-name="T52">(tight crosshairs in the center on the target)</text:span>, fire with <text:span text:style-name="T42">Red Button</text:span>.</text:p>
        </text:list-item>
      </text:list>
      <text:p text:style-name="P10">BORE mode - <text:span text:style-name="T55">similar to VIS mode, but all adjustments are done through the seeker, and the seeker remains f</text:span><text:span text:style-name="T56">‌</text:span><text:span text:style-name="T55">ixed relative to the missile, not ground locked</text:span> <text:span text:style-name="T49">(may be useful at night when using missile as a FLIR):</text:span></text:p>
      <text:list text:style-name="L3">
        <text:list-item>
          <text:p text:style-name="P31"><text:span text:style-name="T39">On right MFD, go to </text:span><text:span text:style-name="T38">SMS</text:span><text:span text:style-name="T39"> page, s</text:span><text:span text:style-name="T1">elect Mavericks, </text:span><text:span text:style-name="T40">set </text:span><text:span text:style-name="T38">BORE</text:span><text:span text:style-name="T1"> mode.</text:span></text:p>
        </text:list-item>
        <text:list-item>
          <text:p text:style-name="P28">Large aiming cross should appear on HUD, showing where seeker is pointing.</text:p>
        </text:list-item>
        <text:list-item>
          <text:p text:style-name="P31"><text:span text:style-name="T5">On left MFD, go to </text:span><text:span text:style-name="T22">WPN</text:span><text:span text:style-name="T5"> page. <text:s/>(Press </text:span><text:span text:style-name="T22">TEST</text:span><text:span text:style-name="T5"> </text:span><text:span text:style-name="T11">OSB</text:span><text:span text:style-name="T5"> twice to bring up pages menu, then </text:span><text:span text:style-name="T22">WPN</text:span><text:span text:style-name="T5"> to put that page into the slot.)</text:span></text:p>
        </text:list-item>
        <text:list-item>
          <text:p text:style-name="P20">Set SOI to <text:span text:style-name="T42">WPN</text:span> MFD.</text:p>
        </text:list-item>
        <text:list-item>
          <text:p text:style-name="P20">Use Ministick to slew seeker. <text:s/>It is relative to the airplane, not ground-locked.</text:p>
        </text:list-item>
        <text:list-item>
          <text:p text:style-name="P22"><text:span text:style-name="T48">P</text:span>ress <text:span text:style-name="T42">TMS up</text:span> to attempt <text:span text:style-name="T48">Maverick</text:span> lock.</text:p>
        </text:list-item>
        <text:list-item>
          <text:p text:style-name="P22"><text:span text:style-name="T48">I</text:span>f lock fails, <text:span text:style-name="T48">center crosshairs on MFD will disapper. <text:s/>H</text:span>old <text:span text:style-name="T42">TMS up</text:span> to show crosshair<text:span text:style-name="T48">s and slew while holding, missile will attempt to re-lock when you let go of </text:span><text:span text:style-name="T43">TMS up</text:span>.</text:p>
        </text:list-item>
        <text:list-item>
          <text:p text:style-name="P20">When missile is locked, fire with <text:span text:style-name="T42">Red Button</text:span>.</text:p>
        </text:list-item>
      </text:list>
      <text:p text:style-name="P9">PRE mode - slaves seeker initially to steerpoint, then you can move it afterwards for the f<text:span text:style-name="T56">‌</text:span>inal lock</text:p>
      <text:list text:style-name="L4">
        <text:list-item>
          <text:p text:style-name="P23">TODO</text:p>
        </text:list-item>
      </text:list>
      <text:p text:style-name="P4"/>
      <text:p text:style-name="P1">Mavericks with TPOD</text:p>
      <text:p text:style-name="P13"><text:span text:style-name="T6">Boresighting Mavericks and TPOD </text:span><text:span text:style-name="T8">(</text:span><text:span text:style-name="T10">summary:</text:span><text:span text:style-name="T8"> Lock both to same target, press BSGT on Maverick</text:span><text:span text:style-name="T16">'s WPN</text:span><text:span text:style-name="T8"> </text:span><text:span text:style-name="T10">MFD</text:span><text:span text:style-name="T8">)</text:span></text:p>
      <text:list xml:id="list923699533" text:style-name="L5">
        <text:list-item>
          <text:p text:style-name="P24">Power on Mavericks and TPOD.</text:p>
        </text:list-item>
        <text:list-item>
          <text:p text:style-name="P32"><text:span text:style-name="T6">Set </text:span><text:span text:style-name="T34">A/G Master Mode</text:span><text:span text:style-name="T20">, </text:span><text:span text:style-name="T35">Master Arm</text:span><text:span text:style-name="T20"> to </text:span><text:span text:style-name="T35">ARM</text:span><text:span text:style-name="T20"> or </text:span><text:span text:style-name="T35">SIMULATE</text:span><text:span text:style-name="T21">.</text:span></text:p>
        </text:list-item>
      </text:list>
      <text:list text:style-name="L6">
        <text:list-item>
          <text:list>
            <text:list-item>
              <text:p text:style-name="P36"><text:span text:style-name="T21">If you're on the ground, also set </text:span><text:span text:style-name="T35">GND JETT</text:span><text:span text:style-name="T20"> switch to </text:span><text:span text:style-name="T35">ENABLE</text:span><text:span text:style-name="T20">.</text:span></text:p>
            </text:list-item>
          </text:list>
        </text:list-item>
      </text:list>
      <text:list xml:id="list195122933694945" text:continue-list="list923699533" text:style-name="L5">
        <text:list-item>
          <text:p text:style-name="P33"><text:span text:style-name="T6">On </text:span><text:span text:style-name="T7">right</text:span><text:span text:style-name="T6"> MFD, go to </text:span><text:span text:style-name="T24">SMS</text:span><text:span text:style-name="T6"> page, select Mavericks, </text:span><text:span text:style-name="T13">set </text:span><text:span text:style-name="T26">PRE</text:span><text:span text:style-name="T13"> mode</text:span><text:span text:style-name="T6">.</text:span></text:p>
        </text:list-item>
        <text:list-item>
          <text:p text:style-name="P34"><text:span text:style-name="T6">On </text:span><text:span text:style-name="T7">right</text:span><text:span text:style-name="T6"> MFD, go to </text:span><text:span text:style-name="T24">TGP</text:span><text:span text:style-name="T6"> page </text:span><text:span text:style-name="T13">and set it to be </text:span><text:span text:style-name="T26">SOI</text:span><text:span text:style-name="T6">:</text:span></text:p>
          <text:list>
            <text:list-item>
              <text:p text:style-name="P34"><text:span text:style-name="T15">Designate a target with </text:span><text:span text:style-name="T28">Point</text:span><text:span text:style-name="T15"> track with the TGP (see steps in other checklist for TPOD use)</text:span><text:span text:style-name="T13">.</text:span></text:p>
            </text:list-item>
            <text:list-item>
              <text:p text:style-name="P39"><text:span text:style-name="T13">T</text:span><text:span text:style-name="T2">arget should be in front of the aircraft and at least 1 nmi away to minimize parallax.</text:span></text:p>
            </text:list-item>
          </text:list>
        </text:list-item>
        <text:list-item>
          <text:p text:style-name="P34"><text:span text:style-name="T6">On </text:span><text:span text:style-name="T7">left</text:span><text:span text:style-name="T6"> MFD, go to </text:span><text:span text:style-name="T24">WPN</text:span><text:span text:style-name="T6"> page </text:span><text:span text:style-name="T13">and set it to be </text:span><text:span text:style-name="T26">SOI</text:span><text:span text:style-name="T13">:</text:span></text:p>
          <text:list>
            <text:list-item>
              <text:p text:style-name="P34"><text:span text:style-name="T6">Use </text:span><text:span text:style-name="T24">Ministick</text:span><text:span text:style-name="T6"> to slew Maverick crosshairs to the same target </text:span><text:span text:style-name="T13">as TGP </text:span><text:span text:style-name="T6">and press </text:span><text:span text:style-name="T24">TMS up</text:span><text:span text:style-name="T6"> </text:span><text:span text:style-name="T9">to lock.</text:span></text:p>
            </text:list-item>
            <text:list-item>
              <text:p text:style-name="P35"><text:span text:style-name="T25">Target must be locked to proceed.</text:span><text:span text:style-name="T9"> <text:s/></text:span><text:span text:style-name="T14">If target is locked, </text:span><text:span text:style-name="T27">BSGT</text:span><text:span text:style-name="T14"> will appear in the MFD.</text:span>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5">If you can't lock what the TPOD is pointed at, lock something else and then slew the TPOD to match the Maverick and re-designate on the TPOD.</text:p>
                </text:list-item>
              </text:list>
            </text:list-item>
          </text:list>
        </text:list-item>
      </text:list>
      <text:list xml:id="list195122784150339" text:continue-list="list195122933694945" text:style-name="L5">
        <text:list-item>
          <text:list>
            <text:list-item>
              <text:p text:style-name="P33"><text:span text:style-name="T6">Press the </text:span><text:span text:style-name="T24">BSGT</text:span><text:span text:style-name="T6"> </text:span><text:span text:style-name="T15">OSB</text:span><text:span text:style-name="T9"> (</text:span><text:span text:style-name="T25">only appears if Maverick is locked</text:span><text:span text:style-name="T9">).</text:span></text:p>
            </text:list-item>
          </text:list>
        </text:list-item>
        <text:list-item>
          <text:p text:style-name="P24">Repeat 4-6 for each station. (Press <text:span text:style-name="T42">Flip-down Trigger</text:span> to step to next station.)</text:p>
        </text:list-item>
      </text:list>
      <text:p text:style-name="P8">Using TPOD to aim Mavericks, <text:span text:style-name="T51">once boresighted</text:span> -- WIP</text:p>
      <text:list xml:id="list204787197" text:style-name="L8">
        <text:list-item>
          <text:p text:style-name="P37"><text:span text:style-name="T17">Ensure </text:span><text:span text:style-name="T18">Mavericks </text:span><text:span text:style-name="T17">are set </text:span><text:span text:style-name="T18">to </text:span><text:span text:style-name="T33">PRE</text:span><text:span text:style-name="T18"> mode on </text:span><text:span text:style-name="T33">SMS</text:span><text:span text:style-name="T18"> page.</text:span></text:p>
        </text:list-item>
      </text:list>
      <text:list text:style-name="L9">
        <text:list-item>
          <text:list>
            <text:list-item>
              <text:p text:style-name="P38"><text:span text:style-name="T18">May have to select different weapon, then Mavericks again, to be able to cycle PRE/VIS/BORE, </text:span><text:span text:style-name="T19">or set SOI to WPN MFD and press Radar Cursor Enable button</text:span><text:span text:style-name="T21"> (shift TDC press)</text:span><text:span text:style-name="T19">??</text:span></text:p>
            </text:list-item>
          </text:list>
        </text:list-item>
      </text:list>
      <text:list xml:id="list195123277268086" text:continue-list="list204787197" text:style-name="L8">
        <text:list-item>
          <text:p text:style-name="P26">On Maverick MFD, missile station should show an <text:span text:style-name="T42">S</text:span> above it (for Slaved to TGP). <text:s/>If it doesn't, put SOI to Maverick MFD and press <text:span text:style-name="T42">TMS down</text:span> to unlock any target it might be tracking, <text:span text:style-name="T53">or press </text:span><text:span text:style-name="T46">Flip-down Trigger</text:span><text:span text:style-name="T53"> to change to next pylon which resets the missile.</text:span></text:p>
        </text:list-item>
        <text:list-item>
          <text:p text:style-name="P27"><text:span text:style-name="T51">S</text:span>et <text:span text:style-name="T42">TGP page as SOI</text:span> and use <text:span text:style-name="T42">Ministick</text:span> to slew crosshairs to target. <text:s/><text:span text:style-name="T53">Maverick seeker should follow TGP crosshairs.</text:span></text:p>
        </text:list-item>
        <text:list-item>
          <text:p text:style-name="P27">Press <text:span text:style-name="T42">TMS up</text:span> to make a point track and initiate the handoff to the Maverick. <text:s/>If in <text:span text:style-name="T42">AUTO</text:span> mode (<text:span text:style-name="T50">shown on TGP page)</text:span>, Maverick will attempt a lock <text:span text:style-name="T50">(</text:span>only with IR Mavericks, <text:span text:style-name="T50">not E/O)</text:span>. <text:s/>If in <text:span text:style-name="T42">MAN</text:span> mode, Maverick will be pointed at the target but you need to put SOI on the WPN page <text:span text:style-name="T55">(</text:span><text:span text:style-name="T47">Dish Hat down</text:span><text:span text:style-name="T55">)</text:span> and lock manually (<text:span text:style-name="T42">TMS up</text:span>)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21.175000000</dc:date>
    <meta:editing-duration>PT7H38M28S</meta:editing-duration>
    <meta:editing-cycles>4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5" meta:word-count="834" meta:character-count="4317" meta:non-whitespace-character-count="3565"/>
  </office:meta>
</office:document-meta>
</file>